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2">
          <table:table-cell/>
          <table:table-cell office:value-type="string" table:number-columns-spanned="4" table:number-rows-spanned="1">
            <text:p>init</text:p>
          </table:table-cell>
          <table:covered-table-cell table:number-columns-repeated="3"/>
          <table:table-cell office:value-type="string" table:number-columns-spanned="4" table:number-rows-spanned="1">
            <text:p>full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</table:table-row>
        <table:table-row table:style-name="ro4">
          <table:table-cell/>
          <table:table-cell office:value-type="string">
            <text:p>0m0.027s</text:p>
          </table:table-cell>
          <table:table-cell table:number-columns-repeated="2" office:value-type="string">
            <text:p>0m0.012s</text:p>
          </table:table-cell>
          <table:table-cell/>
          <table:table-cell office:value-type="string">
            <text:p>0m0.035s</text:p>
          </table:table-cell>
          <table:table-cell office:value-type="string">
            <text:p>0m0.016s</text:p>
          </table:table-cell>
          <table:table-cell office:value-type="string">
            <text:p>0m0.020s</text:p>
          </table:table-cell>
          <table:table-cell/>
        </table:table-row>
        <table:table-row table:style-name="ro4">
          <table:table-cell/>
          <table:table-cell office:value-type="string">
            <text:p>0m0.032s</text:p>
          </table:table-cell>
          <table:table-cell office:value-type="string">
            <text:p>0m0.024s</text:p>
          </table:table-cell>
          <table:table-cell office:value-type="string">
            <text:p>0m0.004s</text:p>
          </table:table-cell>
          <table:table-cell/>
          <table:table-cell office:value-type="string">
            <text:p>0m0.057s</text:p>
          </table:table-cell>
          <table:table-cell office:value-type="string">
            <text:p>0m0.024s</text:p>
          </table:table-cell>
          <table:table-cell office:value-type="string">
            <text:p>0m0.012s</text:p>
          </table:table-cell>
          <table:table-cell/>
        </table:table-row>
        <table:table-row table:style-name="ro4">
          <table:table-cell/>
          <table:table-cell office:value-type="string">
            <text:p>0m0.029s</text:p>
          </table:table-cell>
          <table:table-cell office:value-type="string">
            <text:p>0m0.008s</text:p>
          </table:table-cell>
          <table:table-cell office:value-type="string">
            <text:p>0m0.016s</text:p>
          </table:table-cell>
          <table:table-cell/>
          <table:table-cell office:value-type="string">
            <text:p>0m0.043s</text:p>
          </table:table-cell>
          <table:table-cell office:value-type="string">
            <text:p>0m0.024s</text:p>
          </table:table-cell>
          <table:table-cell office:value-type="string">
            <text:p>0m0.020s</text:p>
          </table:table-cell>
          <table:table-cell/>
        </table:table-row>
        <table:table-row table:style-name="ro4">
          <table:table-cell/>
          <table:table-cell office:value-type="string">
            <text:p>0m0.029s</text:p>
          </table:table-cell>
          <table:table-cell office:value-type="string">
            <text:p>0m0.004s</text:p>
          </table:table-cell>
          <table:table-cell office:value-type="string">
            <text:p>0m0.024s</text:p>
          </table:table-cell>
          <table:table-cell/>
          <table:table-cell office:value-type="string">
            <text:p>0m0.052s</text:p>
          </table:table-cell>
          <table:table-cell office:value-type="string">
            <text:p>0m0.040s</text:p>
          </table:table-cell>
          <table:table-cell office:value-type="string">
            <text:p>0m0.012s</text:p>
          </table:table-cell>
          <table:table-cell/>
        </table:table-row>
        <table:table-row table:style-name="ro4">
          <table:table-cell/>
          <table:table-cell office:value-type="string">
            <text:p>0m0.043s</text:p>
          </table:table-cell>
          <table:table-cell office:value-type="string">
            <text:p>0m0.020s</text:p>
          </table:table-cell>
          <table:table-cell office:value-type="string">
            <text:p>0m0.008s</text:p>
          </table:table-cell>
          <table:table-cell/>
          <table:table-cell office:value-type="string">
            <text:p>0m0.042s</text:p>
          </table:table-cell>
          <table:table-cell office:value-type="string">
            <text:p>0m0.024s</text:p>
          </table:table-cell>
          <table:table-cell office:value-type="string">
            <text:p>0m0.020s</text:p>
          </table:table-cell>
          <table:table-cell/>
        </table:table-row>
        <table:table-row table:style-name="ro4">
          <table:table-cell/>
          <table:table-cell office:value-type="string">
            <text:p>0m0.030s</text:p>
          </table:table-cell>
          <table:table-cell office:value-type="string">
            <text:p>0m0.016s</text:p>
          </table:table-cell>
          <table:table-cell office:value-type="string">
            <text:p>0m0.008s</text:p>
          </table:table-cell>
          <table:table-cell/>
          <table:table-cell office:value-type="string">
            <text:p>0m0.045s</text:p>
          </table:table-cell>
          <table:table-cell table:number-columns-repeated="2" office:value-type="string">
            <text:p>0m0.020s</text:p>
          </table:table-cell>
          <table:table-cell/>
        </table:table-row>
        <table:table-row table:style-name="ro4">
          <table:table-cell/>
          <table:table-cell office:value-type="string">
            <text:p>0m0.027s</text:p>
          </table:table-cell>
          <table:table-cell office:value-type="string">
            <text:p>0m0.016s</text:p>
          </table:table-cell>
          <table:table-cell office:value-type="string">
            <text:p>0m0.012s</text:p>
          </table:table-cell>
          <table:table-cell/>
          <table:table-cell office:value-type="string">
            <text:p>0m0.040s</text:p>
          </table:table-cell>
          <table:table-cell office:value-type="string">
            <text:p>0m0.028s</text:p>
          </table:table-cell>
          <table:table-cell office:value-type="string">
            <text:p>0m0.012s</text:p>
          </table:table-cell>
          <table:table-cell/>
        </table:table-row>
        <table:table-row table:style-name="ro4">
          <table:table-cell/>
          <table:table-cell office:value-type="string">
            <text:p>0m0.028s</text:p>
          </table:table-cell>
          <table:table-cell office:value-type="string">
            <text:p>0m0.016s</text:p>
          </table:table-cell>
          <table:table-cell office:value-type="string">
            <text:p>0m0.012s</text:p>
          </table:table-cell>
          <table:table-cell/>
          <table:table-cell office:value-type="string">
            <text:p>0m0.043s</text:p>
          </table:table-cell>
          <table:table-cell table:number-columns-repeated="2" office:value-type="string">
            <text:p>0m0.020s</text:p>
          </table:table-cell>
          <table:table-cell/>
        </table:table-row>
        <table:table-row table:style-name="ro4" table:number-rows-repeated="104856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9T19:45:09</meta:creation-date>
    <meta:generator>LibreOffice/3.5$Linux_X86_64 LibreOffice_project/350m1$Build-2</meta:generator>
    <dc:date>2014-01-09T23:46:37</dc:date>
    <dc:creator>doa </dc:creator>
    <meta:editing-duration>PT3H55M57S</meta:editing-duration>
    <meta:editing-cycles>9</meta:editing-cycles>
    <meta:document-statistic meta:table-count="3" meta:cell-count="56" meta:object-count="0"/>
  </office:meta>
</office:document-meta>
</file>